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rsid="00092a85" officeooo:paragraph-rsid="00092a85"/>
    </style:style>
    <style:style style:name="P3" style:family="paragraph" style:parent-style-name="Standard">
      <style:text-properties officeooo:paragraph-rsid="00092a85"/>
    </style:style>
    <style:style style:name="T1" style:family="text">
      <style:text-properties style:font-name="Arial"/>
    </style:style>
    <style:style style:name="T2" style:family="text">
      <style:text-properties style:font-name="Arial" officeooo:rsid="00092a85"/>
    </style:style>
    <style:style style:name="T3" style:family="text">
      <style:text-properties officeooo:rsid="00092a85"/>
    </style:style>
    <style:style style:name="T4" style:family="text">
      <style:text-properties style:font-name="Liberation Sans"/>
    </style:style>
    <style:style style:name="T5" style:family="text">
      <style:text-properties style:font-name="Liberation Sans" officeooo:rsid="00092a85"/>
    </style:style>
    <style:style style:name="T6" style:family="text">
      <style:text-properties style:font-name="Liberation Sans" officeooo:rsid="000a5173"/>
    </style:style>
    <style:style style:name="T7" style:family="text">
      <style:text-properties style:font-name="Liberation Sans" officeooo:rsid="000b35ee"/>
    </style:style>
    <style:style style:name="T8" style:family="text">
      <style:text-properties officeooo:rsid="000a5173"/>
    </style:style>
    <style:style style:name="T9" style:family="text">
      <style:text-properties officeooo:rsid="000b35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Serge et Jasmine achètent des cadeaux de Noël. <text:line-break/>Au premier magasin, ils dépensent la moitié de tout leur argent plus </text:span><text:span text:style-name="T7">10</text:span><text:span text:style-name="T4"> e</text:span><text:span text:style-name="T5">uros</text:span><text:span text:style-name="T4">. <text:line-break/>Au deuxième magasin, ils dépensent l</text:span><text:span text:style-name="T6">e</text:span><text:span text:style-name="T4"> </text:span><text:span text:style-name="T6">tiers </text:span><text:span text:style-name="T4">de ce qui leur reste plus </text:span><text:span text:style-name="T7">8</text:span><text:span text:style-name="T4"> e</text:span><text:span text:style-name="T5">uros</text:span><text:span text:style-name="T4">. <text:line-break/>Au troisième magasin, ils dépensent l</text:span><text:span text:style-name="T7">e quart</text:span><text:span text:style-name="T4"> de ce qui leur reste. <text:line-break/>Au quatrième magasin, ils dépensent leur dernier</text:span><text:span text:style-name="T5">s</text:span><text:span text:style-name="T4"> </text:span><text:span text:style-name="T7">6</text:span><text:span text:style-name="T4"> e</text:span><text:span text:style-name="T5">uros</text:span><text:span text:style-name="T4">.</text:span></text:p>
      <text:p text:style-name="P1"/>
      <text:p text:style-name="P2">Combien avaient-ils d’argent à la base 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1-10-14T16:33:29.729303060</dc:date>
    <meta:editing-duration>PT1M13S</meta:editing-duration>
    <meta:editing-cycles>4</meta:editing-cycles>
    <meta:document-statistic meta:table-count="0" meta:image-count="0" meta:object-count="0" meta:page-count="1" meta:paragraph-count="2" meta:word-count="65" meta:character-count="374" meta:non-whitespace-character-count="307"/>
  </office:meta>
</office:document-meta>
</file>